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3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1.601cm"/>
    </style:style>
    <style:style style:name="gr4" style:family="graphic" style:parent-style-name="standard">
      <style:graphic-properties svg:stroke-color="#000000" draw:fill-color="#62a73b" draw:textarea-horizontal-align="justify" draw:textarea-vertical-align="middle" draw:auto-grow-height="false" fo:min-height="0.598cm" fo:min-width="2.386cm"/>
    </style:style>
    <style:style style:name="gr5" style:family="graphic" style:parent-style-name="standard">
      <style:graphic-properties svg:stroke-color="#000000" draw:fill-color="#62a73b" draw:textarea-horizontal-align="justify" draw:textarea-vertical-align="middle" draw:auto-grow-height="false" fo:min-height="0.807cm" fo:min-width="2.173cm"/>
    </style:style>
    <style:style style:name="gr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62a73b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2a73b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62a73b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cm" svg:height="1.2cm" svg:x="11.972cm" svg:y="12.548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.5cm" svg:height="1.1cm" svg:x="18.471cm" svg:y="12.64cm">
          <text:p text:style-name="P1">DAC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3" xml:id="id5" draw:id="id5" draw:layer="layout" svg:width="2.1cm" svg:height="2cm" svg:x="21.663cm" svg:y="5.179cm">
          <draw:glue-point draw:id="9" svg:x="-5cm" svg:y="-2cm"/>
          <draw:glue-point draw:id="10" svg:x="-5cm" svg:y="2cm"/>
          <draw:glue-point draw:id="11" svg:x="5cm" svg:y="-2cm"/>
          <text:p text:style-name="P1">CO2 sto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xml:id="id4" draw:id="id4" draw:layer="layout" svg:width="3.2cm" svg:height="1.2cm" svg:x="18.616cm" svg:y="9.635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conc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6" draw:id="id6" draw:layer="layout" svg:width="2.672cm" svg:height="2cm" svg:x="21.853cm" svg:y="19.422cm">
          <draw:glue-point draw:id="9" svg:x="-5cm" svg:y="-2cm"/>
          <draw:glue-point draw:id="10" svg:x="-5cm" svg:y="2cm"/>
          <draw:glue-point draw:id="11" svg:x="5cm" svg:y="-2cm"/>
          <text:p text:style-name="P1">CO2<text:line-break/>atmospher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4" draw:layer="layout" draw:type="curve" svg:x1="15.172cm" svg:y1="13.148cm" svg:x2="18.471cm" svg:y2="13.19cm" draw:start-shape="id1" draw:start-glue-point="7" draw:end-shape="id2" draw:end-glue-point="5" svg:d="M15172 13148c2475 0 826 42 3299 42" svg:viewBox="0 0 3300 43">
          <text:p/>
        </draw:connector>
        <draw:connector draw:style-name="gr7" draw:text-style-name="P4" draw:layer="layout" draw:type="curve" svg:x1="20.227cm" svg:y1="15.866cm" svg:x2="20.221cm" svg:y2="13.74cm" draw:start-shape="id3" draw:start-glue-point="4" draw:end-shape="id2" draw:end-glue-point="6" svg:d="M20227 15866c0-1593-6-530-6-2126" svg:viewBox="0 0 7 2127">
          <text:p/>
        </draw:connector>
        <draw:connector draw:style-name="gr7" draw:text-style-name="P4" draw:layer="layout" draw:type="curve" svg:x1="20.221cm" svg:y1="12.64cm" svg:x2="20.216cm" svg:y2="10.835cm" draw:start-shape="id2" draw:end-shape="id4" draw:end-glue-point="6" svg:d="M20221 12640c0-1353-5-451-5-1805" svg:viewBox="0 0 6 1806">
          <text:p/>
        </draw:connector>
        <draw:connector draw:style-name="gr8" draw:text-style-name="P4" draw:layer="layout" draw:type="curve" svg:x1="22.713cm" svg:y1="7.179cm" svg:x2="20.216cm" svg:y2="9.635cm" draw:start-shape="id5" draw:start-glue-point="7" draw:end-shape="id4" draw:end-glue-point="4" svg:d="M22713 7179c0 1843-2497 616-2497 2456" svg:viewBox="0 0 2498 2457">
          <text:p/>
        </draw:connector>
        <draw:custom-shape draw:style-name="gr4" draw:text-style-name="P3" xml:id="id3" draw:id="id3" draw:layer="layout" svg:width="3.2cm" svg:height="1.2cm" svg:x="18.627cm" svg:y="15.866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CO2_atm_bus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draw:layer="layout" draw:type="curve" svg:x1="23.189cm" svg:y1="19.422cm" svg:x2="20.227cm" svg:y2="17.066cm" draw:start-shape="id6" draw:start-glue-point="5" draw:end-shape="id3" draw:end-glue-point="6" svg:d="M23189 19422c0-1765-2962-588-2962-2356" svg:viewBox="0 0 2963 23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6T17:49:13.267975471</dc:date>
    <meta:editing-duration>PT21H4M25S</meta:editing-duration>
    <meta:editing-cycles>36</meta:editing-cycles>
    <dc:creator>Barry McMullin</dc:creator>
    <meta:document-statistic meta:object-count="11"/>
  </office:meta>
</office:document-meta>
</file>